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25">
            <text:p>25</text:p>
          </table:table-cell>
        </table:table-row>
        <table:table-row table:style-name="ro2">
          <table:table-cell/>
          <table:table-cell table:style-name="ce4" office:value-type="string">
            <text:p>König, Benjamin</text:p>
          </table:table-cell>
          <table:table-cell table:style-name="ce4" office:value-type="string">
            <text:p>Altvater, Konstantin</text:p>
          </table:table-cell>
          <table:table-cell table:style-name="ce4" office:value-type="string">
            <text:p>Abidi Nasri, Sara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7">
            <text:p>Montag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>
            <text:p>Dienstag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>
            <text:p>Mittwoch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>
            <text:p>Donnerstag, 2016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1">
            <text:p>Freitag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>
            <text:p>Samstag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>
            <text:p>Sonntag, 2016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4">
            <text:p>Montag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>
            <text:p>Dienstag, 2016-10-25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6">
            <text:p>Mittwoch, 2016-10-26</text:p>
          </table:table-cell>
          <table:table-cell table:number-columns-repeated="3" table:style-name="ce6" office:value-type="time" office:time-value="PT01H00M00S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6-10-27">
            <text:p>Donnerstag, 2016-10-27</text:p>
          </table:table-cell>
          <table:table-cell table:number-columns-repeated="2" table:style-name="ce6" office:value-type="time" office:time-value="PT01H00M00S">
            <text:p>01:00</text:p>
          </table:table-cell>
          <table:table-cell table:style-name="ce6" office:value-type="time" office:time-value="PT01H10M00S">
            <text:p>01:10</text:p>
          </table:table-cell>
          <table:table-cell table:number-columns-repeated="2"/>
        </table:table-row>
        <table:table-row table:style-name="ro2">
          <table:table-cell office:value-type="date" office:date-value="2016-10-28">
            <text:p>Freitag, 2016-10-28</text:p>
          </table:table-cell>
          <table:table-cell table:style-name="ce6"/>
          <table:table-cell table:style-name="ce6" office:value-type="time" office:time-value="PT00H30M00S">
            <text:p>00:3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9">
            <text:p>Samstag, 2016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0">
            <text:p>Sonntag, 2016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1">
            <text:p>Montag, 2016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1">
            <text:p>Dienstag, 2016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2">
            <text:p>Mittwoch, 2016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3">
            <text:p>Donnerstag, 2016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4">
            <text:p>Freitag, 2016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5">
            <text:p>Samstag, 2016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6">
            <text:p>Sonntag, 2016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7">
            <text:p>Montag, 2016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8">
            <text:p>Dienstag, 2016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9">
            <text:p>Mittwoch, 2016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0">
            <text:p>Donnerstag, 2016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1">
            <text:p>Freitag, 2016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2">
            <text:p>Samstag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>
            <text:p>Sonntag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>
            <text:p>Montag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>
            <text:p>Dienstag, 2016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6">
            <text:p>Mittwoch, 2016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7">
            <text:p>Donnerstag, 2016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8">
            <text:p>Freitag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>
            <text:p>Samstag, 2016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0">
            <text:p>Sonntag, 2016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1">
            <text:p>Montag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>
            <text:p>Dienstag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>
            <text:p>Mittwoch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>
            <text:p>Donnerstag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>
            <text:p>Freitag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>
            <text:p>Samstag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>
            <text:p>Sonntag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>
            <text:p>Montag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>
            <text:p>Dienstag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>
            <text:p>Mittwoch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>
            <text:p>Donnerstag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>
            <text:p>Freitag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>
            <text:p>Samstag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>
            <text:p>Sonntag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>
            <text:p>Montag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>
            <text:p>Dienstag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>
            <text:p>Mittwoch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>
            <text:p>Donnerstag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>
            <text:p>Freitag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>
            <text:p>Samstag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>
            <text:p>Sonntag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>
            <text:p>Montag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>
            <text:p>Dienstag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>
            <text:p>Mittwoch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>
            <text:p>Donnerstag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>
            <text:p>Freitag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>
            <text:p>Samstag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>
            <text:p>Sonntag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>
            <text:p>Montag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>
            <text:p>Dienstag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>
            <text:p>Mittwoch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>
            <text:p>Donnerstag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>
            <text:p>Freitag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>
            <text:p>Samstag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>
            <text:p>Sonntag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>
            <text:p>Montag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>
            <text:p>Dienstag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>
            <text:p>Mittwoch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>
            <text:p>Donnerstag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>
            <text:p>Freitag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>
            <text:p>Samstag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>
            <text:p>Sonntag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>
            <text:p>Montag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>
            <text:p>Dienstag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>
            <text:p>Mittwoch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>
            <text:p>Donnerstag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>
            <text:p>Freitag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>
            <text:p>Samstag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>
            <text:p>Sonntag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>
            <text:p>Montag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>
            <text:p>Dienstag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>
            <text:p>Mittwoch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>
            <text:p>Donnerstag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>
            <text:p>Freitag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>
            <text:p>Samstag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>
            <text:p>Sonntag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>
            <text:p>Montag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>
            <text:p>Dienstag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>
            <text:p>Mittwoch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>
            <text:p>Donnerstag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>
            <text:p>Freitag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>
            <text:p>Samstag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>
            <text:p>Sonntag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>
            <text:p>Montag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>
            <text:p>Dienstag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>
            <text:p>Mittwoch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>
            <text:p>Donnerstag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>
            <text:p>Freitag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>
            <text:p>Samstag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>
            <text:p>Sonntag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>
            <text:p>Montag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>
            <text:p>Dienstag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>
            <text:p>Mittwoch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>
            <text:p>Donnerstag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>
            <text:p>Freitag, 2017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4">
            <text:p>Samstag, 2017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5">
            <text:p>Sonntag, 2017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6">
            <text:p>Montag, 2017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7">
            <text:p>Dienstag, 2017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8">
            <text:p>Mittwoch, 2017-0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9">
            <text:p>Donnerstag, 2017-0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10">
            <text:p>Freitag, 2017-02-10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König, Benjamin">
            <text:p>König, Benjamin</text:p>
          </table:table-cell>
          <table:table-cell table:formula="of:=[.C2]" office:value-type="string" office:string-value="Altvater, Konstantin">
            <text:p>Altvater, Konstantin</text:p>
          </table:table-cell>
          <table:table-cell table:formula="of:=[.D2]" office:value-type="string" office:string-value="Abidi Nasri, Sara">
            <text:p>Abidi Nasri, Sara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02H00M00S">
            <text:p>02:00</text:p>
          </table:table-cell>
          <table:table-cell table:style-name="ce7" table:formula="of:=SUM([.C4:.C120])" office:value-type="time" office:time-value="PT03H30M00S">
            <text:p>03:30</text:p>
          </table:table-cell>
          <table:table-cell table:style-name="ce7" table:formula="of:=SUM([.D4:.D120])" office:value-type="time" office:time-value="PT02H10M00S">
            <text:p>02:10</text:p>
          </table:table-cell>
          <table:table-cell/>
          <table:table-cell table:style-name="ce10" table:formula="of:=SUM([.B122:.D122])" office:value-type="time" office:time-value="PT07H40M00S">
            <text:p>07:40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28.10.2016</text:date>, <text:time>18:49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1M11S</meta:editing-duration>
    <meta:editing-cycles>11</meta:editing-cycles>
    <meta:generator>OpenOffice/4.0.1$Win32 OpenOffice.org_project/401m5$Build-9714</meta:generator>
    <meta:initial-creator>Kai Mindermann</meta:initial-creator>
    <dc:date>2016-10-28T18:49:03.47</dc:date>
    <meta:document-statistic meta:table-count="1" meta:cell-count="144" meta:object-count="0"/>
  </office:meta>
</office:document-meta>
</file>